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15%"/>
      <style:text-properties fo:font-size="11pt" fo:language="en" fo:country="none" fo:font-weight="bold" style:font-size-asian="11pt" style:font-weight-asian="bold" style:font-size-complex="11pt" style:font-weight-complex="bold"/>
    </style:style>
    <style:style style:name="P3" style:family="paragraph" style:parent-style-name="Standard" style:list-style-name="" style:master-page-name="Standard">
      <style:paragraph-properties fo:margin-top="0in" fo:margin-bottom="0.139in" fo:line-height="115%" style:page-number="auto"/>
      <style:text-properties fo:font-size="16pt" fo:language="en" fo:country="none"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t 4 flash</text:p>
      <text:p text:style-name="P2">_</text:p>
      <text:p text:style-name="P2">1. Look at this! Another Cherished Idol profaned! Such sacrilege has become commonplace with the recent glut of Underlings. It would bring a tear to my eye if I were not so clearly fit to be tied with these hyperactive mannerisms and severe attention deficit oh my god look a bug.</text:p>
      <text:p text:style-name="P2">2. The stars are moving? What do you mean? What are these things you call stars? Oh! You mean the Fireflies. They became trapped under the clouds when The Slumbering One cast a spell on them.</text:p>
      <text:p text:style-name="P2">3. How did he cast a spell on them when he was asleep? Well, he wasn't ALWAYS asleep, you goofball! When he was awake he was asked by some really terrible guys to commission a whole bunch of Underlings. He then went about befouling our land with all this sludge, clogging up all our beautiful Pipes, and now it can barely breathe. He was sort of a huge dick. Once he tuckered himself out with all that I guess he decided to take a nap.</text:p>
      <text:p text:style-name="P2">4. The terrible guys? They are a bunch of mean fellows who like to push people around. They are called Agents. They aren't usually a problem but they sure did put a spring in their step when the Heir showed up. Whoever that is. If I ever meet him I wouldn't mind punching him in the snout to... well, to accomplish some purpose I suppose. I don't know. What were we talking about?</text:p>
      <text:p text:style-name="P2">5. Yes, the spell! The spell I'm sure you've heard from a reliable source cannot be broken unless The Slumbering One is first woken up, and then slain. Then the Breeze will again flow through the Pipes and the Fireflies will be released and allowed to go home. But I do not envy the adventurers who will presumably take on this responsibility!</text:p>
      <text:p text:style-name="P2">6. The Pipes are sacred to us for reasons you probably consider primitive and stupid. In fact, they probably are primitive and stupid, objectively speaking. But I am ok with that.</text:p>
      <text:p text:style-name="P2">7. As the Consorts of this Land we are predictably persecuted by dark forces, and require a hero for our salvation. Alas there is no hero in sight. Wait a minute it is you. You are the hero aren't you. Of course you are. I was so foolish to speculate otherwise through dubiously solicited monologue! DUHHHHHH!</text:p>
      <text:p text:style-name="P2">8. Farmin' these goddamn mushrooms. Fuckin' pain in the ass.</text:p>
      <text:p text:style-name="P2"><text:soft-page-break/>9. GLUB GLUB GLUB GLUB.</text:p>
      <text:p text:style-name="P2">10. Not long ago all these Underlings started creeping out of the pipework, and they have been a nuisance to say the least. But just a few moments ago they began spilling from the Land in greater supply, wearing more flamboyantly preposterous outfits than ever. Why you ask? On account of a series of mysterious and arcane wytchkraft-majyspelles. Ha ha just kidding. I have no idea.</text:p>
      <text:p text:style-name="P2">11. This thing right here? You have never seen a Parcel Pyxis? Incomprehensible! Ok I'll play your pretend game for a minute. It is a receptacle connected to our network of Pipes. We use them to send stuff to different places. They are fully intertwined with our customs and social practices. If there is something we want, we chisel it on a Minitablet and drop it in. Who receives it? Hard to say! But if you encounter...</text:p>
      <text:p text:style-name="P2">...a Minitablet and you possess what is chiseled on it, it is considered only polite to drop it in the Pyxis! Similarly, if you encounter a Parcel Pyxis that has a prize in it already, you are obligated to keep the prize for yourself! Consider it to be a gift to you from the Breeze. This is just the way things work..."</text:p>
      <text:p text:style-name="P2">Whenever one of us is standing near one of these, we feel compelled to give this little speech about it.</text:p>
      <text:p text:style-name="P2">12. GLUB GLUB! Sure is windy here! Often, wind skims the voids of the Pipes, as if grazing the hollow of a cut reed, or say, a plundered Parcel Pyxis. It is a lovely sound and brings back fond memories of my childhood. Which was a couple days ago.</text:p>
      <text:p text:style-name="P2">13. Hey, nice suit, champ. I will buy it from you for 1 Boondollar.</text:p>
      <text:p text:style-name="P2">I should have known only a shrewd business man would wear such a garment. I have been chagrinned in ways I never imagined possible.</text:p>
      <text:p text:style-name="P2">14. Wanna buy this? It fell from Skaia. I guarantee it.</text:p>
      <text:p text:style-name="P2">Ok that will be 5,000,000 Boondollars. Oh what you don't have that much? Ha ha ha of course not no one does! It's impossible."</text:p>
      <text:p text:style-name="P2">Fine I'll just be over here sitting pretty with this choice clown thing or whatever it is. And you will be there wallowing in pitiable destitution.</text:p>
      <text:p text:style-name="P2"><text:soft-page-break/>15*. This thing right here? You have never seen a Parcel Pyxis? Incomprehensible! Ok I'll play your pretend game for a minute. It is a receptacle connected to our network of Pipes. We use them to send stuff to different places. They are fully intertwined with our customs and social practices. If there is something we want, we chisel it on a Minitablet and drop it in. Who receives it? Hard to say! But if you encounter...</text:p>
      <text:p text:style-name="P2">...a Minitablet and you possess what is chiseled on it, it is considered only polite to drop it in the Pyxis! Similarly, if you encounter a Parcel Pyxis that has a prize in it already, you are obligated to keep the prize for yourself! Consider it to be a gift to you from the Breeze. This is just the way things work...</text:p>
      <text:p text:style-name="P2">...Whenever one of us is standing near one of these, we feel compelled to give this little speech about it.</text:p>
      <text:p text:style-name="P2">16. I have renamed myself Crumplehat. I have dishonored my ancestors beyond comprehension with this frivolous accessory.</text:p>
      <text:p text:style-name="P2">17. I am a secret wizard. Behold my robes.</text:p>
      <text:p text:style-name="P2">18. I am freaking out here. Do you know what this is??? It is a huge log of Cruxite. More than I have ever seen. It is the most precious material in existence. Why if I had access to a means of producing an unlimited supply, I would be the richest salamander in the Land.</text:p>
      <text:p text:style-name="P2">Just kidding. It's completely worthless. Here, you want it? It's free.</text:p>
      <text:p text:style-name="P2">19. GLUB!!! That's my way of saying go over there and check it out. 'GLUB' can basically mean anything I want it to mean. It's really cool having a bullshit language.</text:p>
      <text:p text:style-name="P2">20. That weird white boxy thing appeared up there a little while ago. Then it gradually became even boxier, and also taller. They say that's where the Heir lives. Who's they? Wise folk I guess. Maybe elders or something like that. Man I don't know. Also, isn't it funny how I'm sort of taking your existence here in stride? I'm treating it like it's no big deal.</text:p>
      <text:p text:style-name="P2">_</text:p>
      <text:p text:style-name="P1">John: Enter village flash</text:p>
      <text:p text:style-name="P2">_</text:p>
      <text:p text:style-name="P2"><text:soft-page-break/>1. Did you see it??? It was there, after the Windy Thing!</text:p>
      <text:p text:style-name="P2">Oh gosh, I can't think of the word. The big flat thing thats as wide as possible, and up.</text:p>
      <text:p text:style-name="P2">The dark colored ceiling that clouds stay under.</text:p>
      <text:p text:style-name="P2">YES! It was so beautiful. I hope to witness its miracle again one day before the end of my sadly short amphibious lifespan.</text:p>
      <text:p text:style-name="P2">2. That was quite a bluster, wouldn't you say? It really had us all whipping around here, our little legs flailing every which way.</text:p>
      <text:p text:style-name="P2">What would you have to be sorry about?</text:p>
      <text:p text:style-name="P2">A great surge of The Breeze like that could only be summoned by the Heir! It means he's finally come!!! This is so exciting.</text:p>
      <text:p text:style-name="P2">Please let me know if you see him.</text:p>
      <text:p text:style-name="P2">3. I thought for sure our mushroom was cooked! The Green Tragedy nearly consumed us all.</text:p>
      <text:p text:style-name="P2">Yes. Word has spread of the global catastrophe. Thousands of lives were lost.</text:p>
      <text:p text:style-name="P2">Luckily the Heir saved us! I'm going to pop a big friendly bubble in his face if I am ever lucky enough to meet him.</text:p>
      <text:p text:style-name="P2">4. We must all come together and unify as a people after the terrible Green Tragedy.</text:p>
      <text:p text:style-name="P2">This harmonious union will mostly entail a lot of standing around and fidgeting hyperactively... together!</text:p>
      <text:p text:style-name="P2">5. Oh boy oh boy oh boy, I can't wait for the Heir to visit our village. Hey! Maybe he's here RIGHT NOW!</text:p>
      <text:p text:style-name="P2">Maybe if I blow my spit bubble to be big enough, it will catch the Heir's reflection, and I will be able to bask in his magnificence.</text:p>
      <text:p text:style-name="P2">Wait... I see someone in my bubble's reflection right now! Could it be... could it...</text:p>
      <text:p text:style-name="P2">Oh, never mind. It's just a dumb boy with some square glass shapes on his face.</text:p>
      <text:p text:style-name="P2">6. glub</text:p>
      <text:p text:style-name="P2"><text:soft-page-break/>glub</text:p>
      <text:p text:style-name="P2">7. Hey you! Don't go any further! The mushroom orchard has been commandeered by a frightening beast!</text:p>
      <text:p text:style-name="P2">It is terribly powerful, unlike any underling I have ever seen, at least not before the Green Tragedy.</text:p>
      <text:p text:style-name="P2">The devil is making it nigh impossible to farm our goddamn mushrooms!</text:p>
      <text:p text:style-name="P2">8. Halt! We are guarding the mushroom orchard. It is for your own good. Do not pass.</text:p>
      <text:p text:style-name="P2">9. Guard guard guard. We are an elite team of village guards, guarding this orchard here.</text:p>
      <text:p text:style-name="P2">Together we represent an impenetrable edifice of amphibious fury. There is no way anyone is getting through. Public safety is assured.</text:p>
      <text:p text:style-name="P2">10. You are entering the private and secluded alcove of the Clan of the Secret Wizard.</text:p>
      <text:p text:style-name="P2">...</text:p>
      <text:p text:style-name="P2">shhhhhhhhhhhhhhhhhhhh</text:p>
      <text:p text:style-name="P2">11. Behold my robes, good sir. Behold them and may peace behold you.</text:p>
      <text:p text:style-name="P2">12. Where is your Rag of Souls? You look absolutely ridiculous. Our secret society beholds you as foolish.</text:p>
      <text:p text:style-name="P2">13. GLUB GLUB GLUB GLUB GLUB GLUB, yeah, just behold my robes already, ok? Sheesh.</text:p>
      <text:p text:style-name="P2">14. Would you like to hear the story of the Clan of the Secret Wizard, and why you presently have the privilege of beholding my divine robes?</text:p>
      <text:p text:style-name="P2">Silence. I will not entertain such pluck from the lowly unenrobed.</text:p>
      <text:p text:style-name="P2">Our great elder, the magnificent Secret Wizard was one day graced with the First Rag of Souls from the clouds.</text:p>
      <text:p text:style-name="P2">He donned the oily, humble cloth and assumed the countenance of a simple beggar.</text:p>
      <text:p text:style-name="P2"><text:soft-page-break/>But lo, he beheld a great pillar of rock, and on that pillar he beheld an impossibly tall white tower belonging to the fabled Heir of Breath.</text:p>
      <text:p text:style-name="P2">And so our leader ascended this pillar and this tower, but found no sign of the heir.</text:p>
      <text:p text:style-name="P2">He did however find the Heir's floating blue servant, and she laundered his robes, and so the Rag of Souls was born anew.</text:p>
      <text:p text:style-name="P2">Such was his magnanimity, he employed the Heavenly Machina to duplicate this relic and distribute robes to his many followers across the land, so that they too might be beheld with a beholden eye of admiration.</text:p>
      <text:p text:style-name="P2">So it was, and so it shall have been behelt.</text:p>
      <text:p text:style-name="P2">Now go. May beheld robes be with you always.</text:p>
      <text:p text:style-name="P2">15. I am going to ask you to do something. And it's totally up to you if you would like oblige. No pressure or anything.</text:p>
      <text:p text:style-name="P2">YOU ARE AN AMAZING GENIUS AND I LOVE YOU.</text:p>
      <text:p text:style-name="P2">16. I'm kind of not really into this. I'm just doing this because of peer pressure.</text:p>
      <text:p text:style-name="P2">To be honest, I'm getting a little tired of beholding all these goddamn robes. What does beholding robes even mean? Like, just looking at them? Is that it?</text:p>
      <text:p text:style-name="P2">Don't tell anyone I said that!!!!!!!!!!!!!!!</text:p>
      <text:p text:style-name="P2">17. <text:s/>am beholding someone without the proper attire in our presence. This is most improper.</text:p>
      <text:p text:style-name="P2">You really think it's that easy? This is an exclusive guild, and entry is only permitted through brutal ritualistic hazing.</text:p>
      <text:p text:style-name="P2">By which I mean, we have more of these damn robes than we know what to do with, and we zealously recruit new members with virtually no standards at all.</text:p>
      <text:p text:style-name="P2">Would you like to join? I will take your robe measurements right now.</text:p>
      <text:p text:style-name="P2">My tender ears have just been scalded by unthinkable blasphemies.</text:p>
      <text:p text:style-name="P2">18. behold my robes behold my robes behold my robes behold my robes behold my robes</text:p>
      <text:p text:style-name="P2"><text:soft-page-break/>.................</text:p>
      <text:p text:style-name="P2">19. Glub glub. Hey kid. See these robes? Let's get beholding here. Chop chop.</text:p>
      <text:p text:style-name="P2">20. I fell asleep in a bush, and when I woke up, I was here, dressed in this absurd cloth. I am so confused, and a little afraid.</text:p>
      <text:p text:style-name="P2">21. I thought the spell was broken there for a moment! The clouds went away, and the fireflies were all buzzing around, acting disoriented.</text:p>
      <text:p text:style-name="P2">But then the clouds came back! To be honest, I was a little relieved. I have grown fond of them. And if the fireflies were to escape from above, I would miss them dearly!</text:p>
      <text:p text:style-name="P2">They're really pretty, and they're my friends.</text:p>
      <text:p text:style-name="P2">22. Our village has the best snack stand in the land! It offers the juiciest bugs and most succulent onions!</text:p>
      <text:p text:style-name="P2">I'm so hungry. Alas, I have not a single boondollar to pop my bubble with.</text:p>
      <text:p text:style-name="P2">Oh god oh god oh god, this is like a small fortune!</text:p>
      <text:p text:style-name="P2">I can finally afford to try the most sublime delicacy on the menu. But, if I opt for that, I can afford nothing else that is tasty. Hmm...</text:p>
      <text:p text:style-name="P2">- <text:s/>I blew all my money on a grasshopper. It was...</text:p>
      <text:p text:style-name="P2">Well, it was ok I guess.</text:p>
      <text:p text:style-name="P2">23. Hey hey! I heard a rumor that you were some kind of Mr. Moneybags over here. Well boy do I have an offer for you.</text:p>
      <text:p text:style-name="P2">A treasure! It will cost you 10,000 boondollars to discover what it is, and obtain it.</text:p>
      <text:p text:style-name="P2">Millions??? Why didn't you say so. I revise my offer to 100,000 boondollars.</text:p>
      <text:p text:style-name="P2">You drive a hard bargain out of that silly toothed mouth of yours. Very well, the deal has been made.</text:p>
      <text:p text:style-name="P2">- Oh wealthy tooth boy. I have another offer for you.</text:p>
      <text:p text:style-name="P2">24. All that commotion very nearly woke The Slumbering One, I <text:soft-page-break/>think! That would have been dreadful.</text:p>
      <text:p text:style-name="P2">But he is still asleep. I am sure that only the Heir can wake him, and break the spell over this land.</text:p>
      <text:p text:style-name="P2">It's said the Heir will wake the denizen by playing a magical song only he can play, and when he wakes up, the Heir will meet the terrible beast face to face!</text:p>
      <text:p text:style-name="P2">It is then that he will be offered The Choice. The nature of the Heir's triumph depends on what he chooses!</text:p>
      <text:p text:style-name="P2">Then the Heir will lead us all to a beautiful place, with the most bristling insect furrows and the richest, dampest mushroom soil you could hope to farm.</text:p>
      <text:p text:style-name="P2">Or so the story goes! Probably a lot of bullshit if you ask me.</text:p>
      <text:p text:style-name="P2">25. Shhh... listen.</text:p>
      <text:p text:style-name="P2">Do you hear that? He is still asleep, thank goodness.</text:p>
      <text:p text:style-name="P2">But when the Windy Thing was kicking up all that fuss, it sounded like he was not happy at all.</text:p>
      <text:p text:style-name="P2">It makes him absolutely furious when anyone other than him bends The Breeze to his will! It is not pleasant for anybody.</text:p>
      <text:p text:style-name="P2">Luckily there is only one person who can do that, and he is surely a mythical figure, who only morons believe in.</text:p>
      <text:p text:style-name="P2">26. Oh man, look at that dashing style. Rumpled head objects are all the rage these days!</text:p>
      <text:p text:style-name="P2">I would love to wear one, but I just don't have the money.</text:p>
      <text:p text:style-name="P2">oh my god oh my god oh my god oh my god oh my god oh my god oh my god</text:p>
      <text:p text:style-name="P2">oh my god oh my god oh my god</text:p>
      <text:p text:style-name="P2">THANK YOU SO MUCH, I LOVE MY NEW RUMPLED HEAD OBJECT, AND I LOVE YOU.</text:p>
      <text:p text:style-name="P2">- THANK YOU THANK YOU THANK YOU THANK YOU THANK YOU THANK YOU THANK YOU THANK YOU</text:p>
      <text:p text:style-name="P2">27. I am the absolute pinnacle of fashionability. Marvel at the object upon my head, and admire the lustre of its velveteen rumples. It was so expensive.</text:p>
      <text:p text:style-name="P2"><text:soft-page-break/>28. It is this way to what we locals call The Glow Shape. It is above the thing that the Heir will take his most important and legendary naps upon.</text:p>
      <text:p text:style-name="P2">My response to that will simply be a singular, unintelligent and unpunctuated glub.</text:p>
      <text:p text:style-name="P2">glub</text:p>
      <text:p text:style-name="P2">29. WELCOME! Looking for something tasty today???</text:p>
      <text:p text:style-name="P2">30. HELLO! Looking for a head object that is rumpled and unsightly?</text:p>
      <text:p text:style-name="P2">All of our head objects are rumpled and unsightly, fortunately!</text:p>
      <text:p text:style-name="P2">31. What will it be today?</text:p>
      <text:p text:style-name="P2">32. No I don't give a shit that there's a ridiculously powerful and deadly imp running around the orchard.</text:p>
      <text:p text:style-name="P2">SOMEONE'S got to be farmin' all these goddamn fuckin' mushrooms, pain in the ass though truly it be.</text:p>
      <text:p text:style-name="P2">So that's what I'm doing.</text:p>
      <text:p text:style-name="P2">Standing around here</text:p>
      <text:p text:style-name="P2">farmin' all these</text:p>
      <text:p text:style-name="P2">goddamn</text:p>
      <text:p text:style-name="P2">fuckin'</text:p>
      <text:p text:style-name="P2">mushrooms.</text:p>
      <text:p text:style-name="P2">_</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9" meta:paragraph-count="136" meta:word-count="2730" meta:character-count="14478"/>
    <meta:generator>OpenOffice/4.1.2$Win32 OpenOffice.org_project/412m3$Build-9782</meta:generator>
  </office:meta>
</office:document-meta>
</file>